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-BoldMT" svg:font-family="TimesNewRomanPS-BoldMT"/>
    <style:font-face style:name="sans-serif" svg:font-family="sans-serif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">
      <style:paragraph-properties fo:line-height="150%" style:text-autospace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8" style:family="paragraph" style:parent-style-name="Table_20_Contents">
      <style:paragraph-properties fo:line-height="150%"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line-height="15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line-height="150%" fo:text-align="start" style:justify-single-word="false"/>
      <style:text-properties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fo:font-weight="normal" style:font-weight-asian="normal" style:font-weight-complex="normal"/>
    </style:style>
    <style:style style:name="T3" style:family="text">
      <style:text-properties style:font-name="Times New Roman" fo:font-size="12pt" fo:font-weight="bold" style:font-weight-asian="bold" style:font-weight-complex="bold"/>
    </style:style>
    <style:style style:name="T4" style:family="text">
      <style:text-properties style:font-name="Times New Roman" fo:font-size="11.25pt" fo:font-weight="normal" style:font-weight-asian="normal" style:font-weight-complex="normal"/>
    </style:style>
    <style:style style:name="T5" style:family="text">
      <style:text-properties style:font-name="TimesNewRomanPS-BoldMT" fo:font-weight="bold" style:font-name-asian="TimesNewRomanPS-BoldMT" style:font-weight-asian="bold" style:font-name-complex="TimesNewRomanPS-BoldMT" style:font-weight-complex="bold"/>
    </style:style>
    <style:style style:name="T6" style:family="text"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9" style:family="text">
      <style:text-properties fo:font-size="12pt" fo:font-weight="bold" style:font-weight-asian="bold" style:font-weight-complex="bold"/>
    </style:style>
    <style:style style:name="T10" style:family="text">
      <style:text-properties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style:font-weight-asian="normal" style:font-weight-complex="normal"/>
    </style:style>
    <style:style style:name="T13" style:family="text">
      <style:text-properties style:font-name="sans-serif" fo:font-size="13.5pt"/>
    </style:style>
    <style:style style:name="T14" style:family="text">
      <style:text-properties fo:font-size="13.5pt"/>
    </style:style>
    <style:style style:name="T1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Times New Roman" fo:font-weight="normal" style:font-weight-asian="normal" style:font-weight-complex="normal"/>
    </style:style>
    <style:style style:name="T19" style:family="text">
      <style:text-properties fo:font-size="11.25pt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-asian="TimesNewRomanPS-BoldMT" style:font-name-complex="TimesNewRomanPS-BoldM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ctionnaire de données</text:p>
      <text:p text:style-name="P2">Demographic-symptom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">Nom des colonnes</text:p>
          </table:table-cell>
          <table:table-cell table:style-name="Tableau1.A1" office:value-type="string">
            <text:p text:style-name="P9">type</text:p>
          </table:table-cell>
          <table:table-cell table:style-name="Tableau1.C1" office:value-type="string">
            <text:p text:style-name="P10">définition</text:p>
          </table:table-cell>
        </table:table-row>
        <table:table-row>
          <table:table-cell table:style-name="Tableau1.A2" office:value-type="string">
            <text:p text:style-name="P4">Database-Id</text:p>
          </table:table-cell>
          <table:table-cell table:style-name="Tableau1.A2" office:value-type="string">
            <text:p text:style-name="P9">alphanumérique</text:p>
          </table:table-cell>
          <table:table-cell table:style-name="Tableau1.C2" office:value-type="string">
            <text:p text:style-name="P10">Numéro identifiant l'individu<text:line-break/></text:p>
          </table:table-cell>
        </table:table-row>
        <table:table-row>
          <table:table-cell table:style-name="Tableau1.A2" office:value-type="string">
            <text:p text:style-name="P4">Batch</text:p>
            <text:p text:style-name="P4"/>
          </table:table-cell>
          <table:table-cell table:style-name="Tableau1.A2" office:value-type="string">
            <text:p text:style-name="P9">alphanumérique</text:p>
          </table:table-cell>
          <table:table-cell table:style-name="Tableau1.C2" office:value-type="string">
            <text:p text:style-name="P10">Groupe de l'individu</text:p>
          </table:table-cell>
        </table:table-row>
        <table:table-row>
          <table:table-cell table:style-name="Tableau1.A2" office:value-type="string">
            <text:p text:style-name="P4">age</text:p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Age de l'individu<text:line-break/></text:p>
          </table:table-cell>
        </table:table-row>
        <table:table-row>
          <table:table-cell table:style-name="Tableau1.A2" office:value-type="string">
            <text:p text:style-name="P4">sex</text:p>
          </table:table-cell>
          <table:table-cell table:style-name="Tableau1.A2" office:value-type="string">
            <text:p text:style-name="P9">Caractères</text:p>
          </table:table-cell>
          <table:table-cell table:style-name="Tableau1.C2" office:value-type="string">
            <text:p text:style-name="P10">Sexe de l'individu ; <text:line-break/>Deux modalités : Homme ou femme</text:p>
          </table:table-cell>
        </table:table-row>
        <table:table-row>
          <table:table-cell table:style-name="Tableau1.A2" office:value-type="string">
            <text:p text:style-name="P4">Diag</text:p>
          </table:table-cell>
          <table:table-cell table:style-name="Tableau1.A2" office:value-type="string">
            <text:p text:style-name="P9">Caractères</text:p>
          </table:table-cell>
          <table:table-cell table:style-name="Tableau1.C2" office:value-type="string">
            <text:p text:style-name="P10">Diagnostic de l'individu</text:p>
            <text:p text:style-name="P10">Deux modalités : HC (ou encore groupe contrôle, ou groupe sain) ou MDD (pour « major depressive disorder » soit dépression majeure)</text:p>
          </table:table-cell>
        </table:table-row>
        <table:table-row>
          <table:table-cell table:style-name="Tableau1.A2" office:value-type="string">
            <text:p text:style-name="P4">PrimaryDiagnosis</text:p>
          </table:table-cell>
          <table:table-cell table:style-name="Tableau1.A2" office:value-type="string">
            <text:p text:style-name="P9">Caractères</text:p>
          </table:table-cell>
          <table:table-cell table:style-name="Tableau1.C2" office:value-type="string">
            <text:p text:style-name="P10">Diagnostic plus précis prenant en compte :</text:p>
            <text:p text:style-name="P10">la sévérité de la dépression si elle est présente(modérée, faible) ou si l'individu est en rémission (partielle ou totale),</text:p>
            <text:p text:style-name="P10">sa fréquence (épisode isolé ou récurrent)</text:p>
            <text:p text:style-name="P10">Pour les individus ne souffrant pas de dépression, il est précisé s'il y a un risque pour eux de développer une dépression (haut risque ou non)</text:p>
          </table:table-cell>
        </table:table-row>
        <table:table-row>
          <table:table-cell table:style-name="Tableau1.A2" office:value-type="string">
            <text:p text:style-name="P4">hs-CRP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Taux de la protéine hs-CRP dans le sang</text:p>
          </table:table-cell>
        </table:table-row>
        <table:table-row>
          <table:table-cell table:style-name="Tableau1.A2" office:value-type="string">
            <text:p text:style-name="P4">shaps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5">Echelle qui mesure l'anhédonie, la capacité à éprouver du plaisir ; </text:p>
            <text:p text:style-name="P5"><text:soft-page-break/>Score variant de 0 à 14 et proportionnel au degré d'anhédonie</text:p>
          </table:table-cell>
        </table:table-row>
        <table:table-row>
          <table:table-cell table:style-name="Tableau1.A2" office:value-type="string">
            <text:p text:style-name="P4">psqi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5">Echelle concernant les habitudes de sommeil et expériences eues pendant la majorité des jours et nuits au cours du dernier mois ;</text:p>
            <text:p text:style-name="P5">Score global allant de 0 à 21 points, 0 voulant dire qu’il n’y a aucune difficulté, et 21 indiquant au contraire des difficultés majeures.</text:p>
          </table:table-cell>
        </table:table-row>
        <table:table-row>
          <table:table-cell table:style-name="Tableau1.A2" office:value-type="string">
            <text:p text:style-name="P4">ctq_denial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Score déni du CTQ</text:p>
          </table:table-cell>
        </table:table-row>
        <table:table-row>
          <table:table-cell table:style-name="Tableau1.A2" office:value-type="string">
            <text:p text:style-name="P4">ctq_emoabuse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Echelle abus émotionnel du CTQ,</text:p>
            <text:p text:style-name="P10">Score variant de 5 à 25</text:p>
          </table:table-cell>
        </table:table-row>
        <table:table-row>
          <table:table-cell table:style-name="Tableau1.A2" office:value-type="string">
            <text:p text:style-name="P4">ctq_emoneglect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Echelle négligence émotionnel du CTQ,</text:p>
            <text:p text:style-name="P10">Score variant de 5 à 25</text:p>
          </table:table-cell>
        </table:table-row>
        <table:table-row>
          <table:table-cell table:style-name="Tableau1.A2" office:value-type="string">
            <text:p text:style-name="P4">ctq_physabuse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Echelle abus physique du CTQ,</text:p>
            <text:p text:style-name="P10">Score variant de 5 à 25</text:p>
          </table:table-cell>
        </table:table-row>
        <table:table-row>
          <table:table-cell table:style-name="Tableau1.A2" office:value-type="string">
            <text:p text:style-name="P4">ctq_physneglect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Echelle négligence physique du CTQ,</text:p>
            <text:p text:style-name="P10">Score variant de 5 à 25</text:p>
          </table:table-cell>
        </table:table-row>
        <table:table-row>
          <table:table-cell table:style-name="Tableau1.A2" office:value-type="string">
            <text:p text:style-name="P4">ctq_sexabuse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Echelle abus sexuel du CTQ,</text:p>
            <text:p text:style-name="P10">Score variant de 5 à 25</text:p>
          </table:table-cell>
        </table:table-row>
        <table:table-row>
          <table:table-cell table:style-name="Tableau1.A2" office:value-type="string">
            <text:p text:style-name="P4">ctq_score</text:p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Echelle évaluant la sévérité d'abus émotionnel, sexuel, physique et de négligences physique, émotionnelle durant l'enfance. Comporte également une dimension déni/minimisation.<text:line-break/>Score allant de 25 à 125</text:p>
          </table:table-cell>
        </table:table-row>
        <text:soft-page-break/>
        <table:table-row>
          <table:table-cell table:style-name="Tableau1.A2" office:value-type="string">
            <text:p text:style-name="P4">madrs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3"><text:span text:style-name="T1">Echelle employée pour </text:span><text:span text:style-name="Strong_20_Emphasis"><text:span text:style-name="T1">évaluer la sévérité de la dépression</text:span></text:span></text:p>
            <text:p text:style-name="P3"><text:span text:style-name="Strong_20_Emphasis"><text:span text:style-name="T1">Score variant de 0 à 60. Plus le score est élevé, plus le trouble est présent. </text:span></text:span></text:p>
          </table:table-cell>
        </table:table-row>
        <table:table-row>
          <table:table-cell table:style-name="Tableau1.A2" office:value-type="string">
            <text:p text:style-name="P4">hamd_hamd17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1">Echelle mesurant la <text:span text:style-name="T21">sévérité des symptômes </text:span>observes lors <text:span text:style-name="T21">d'une dépression</text:span></text:p>
            <text:p text:style-name="P11">Les scores varient de 0 (minimum) a 52 (maximum).</text:p>
          </table:table-cell>
        </table:table-row>
        <table:table-row>
          <table:table-cell table:style-name="Tableau1.A2" office:value-type="string">
            <text:p text:style-name="P4">hamd_hamd21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7">17 questions de la HAMD-17 + questions 18 à 21 qui permettent de mieux juger la</text:p>
            <text:p text:style-name="P6"><text:span text:style-name="T21">dépression</text:span></text:p>
          </table:table-cell>
        </table:table-row>
        <table:table-row>
          <table:table-cell table:style-name="Tableau1.A2" office:value-type="string">
            <text:p text:style-name="P4">hama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Echelle évaluant l’intensité des symptômes reliés à l’anxiété</text:p>
            <text:p text:style-name="P10">Score total variant de 0 à 56.</text:p>
          </table:table-cell>
        </table:table-row>
        <table:table-row>
          <table:table-cell table:style-name="Tableau1.A2" office:value-type="string">
            <text:p text:style-name="P4">poms_score_tension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Dimension anxiété du POMS, Score allant de 0 à 36</text:p>
          </table:table-cell>
        </table:table-row>
        <table:table-row>
          <table:table-cell table:style-name="Tableau1.A2" office:value-type="string">
            <text:p text:style-name="P4">poms_score_depression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Dimension dépression du POMS,<text:line-break/>Score allant de 0 à 60</text:p>
          </table:table-cell>
        </table:table-row>
        <table:table-row>
          <table:table-cell table:style-name="Tableau1.A2" office:value-type="string">
            <text:p text:style-name="P4">poms_score_anger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Dimension agressivité du POMS,<text:line-break/>Score allant de 0 à 48</text:p>
          </table:table-cell>
        </table:table-row>
        <table:table-row>
          <table:table-cell table:style-name="Tableau1.A2" office:value-type="string">
            <text:p text:style-name="P4">poms_score_fatigu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Dimension fatigue du POMS,<text:line-break/>Score allant de 0 à 28</text:p>
          </table:table-cell>
        </table:table-row>
        <table:table-row>
          <table:table-cell table:style-name="Tableau1.A2" office:value-type="string">
            <text:p text:style-name="P4">poms_score_friendliness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Dimension relations interpersonnelles du POMS,</text:p>
            <text:p text:style-name="P10">Score allant de 0 à 28</text:p>
          </table:table-cell>
        </table:table-row>
        <table:table-row>
          <table:table-cell table:style-name="Tableau1.A2" office:value-type="string">
            <text:p text:style-name="P4">poms_score_confusion</text:p>
            <text:p text:style-name="P4"/>
          </table:table-cell>
          <table:table-cell table:style-name="Tableau1.A2" office:value-type="string">
            <text:p text:style-name="P9">Float </text:p>
          </table:table-cell>
          <table:table-cell table:style-name="Tableau1.C2" office:value-type="string">
            <text:p text:style-name="P10">Dimension confusion du POMS,<text:line-break/>Score allant de 0 à 28</text:p>
          </table:table-cell>
        </table:table-row>
        <table:table-row>
          <table:table-cell table:style-name="Tableau1.A2" office:value-type="string">
            <text:p text:style-name="P4">poms_score_vigour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Dimension vigueur du POMS,</text:p>
            <text:p text:style-name="P10">Score allant de 0 à 32</text:p>
          </table:table-cell>
        </table:table-row>
        <text:soft-page-break/>
        <table:table-row>
          <table:table-cell table:style-name="Tableau1.A2" office:value-type="string">
            <text:p text:style-name="P4">poms_score_tmd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5">Echelle évaluant de l'humeur et des états affectifs</text:p>
            <text:p text:style-name="P5">Score allant de -32 à 168</text:p>
          </table:table-cell>
        </table:table-row>
        <table:table-row>
          <table:table-cell table:style-name="Tableau1.A2" office:value-type="string">
            <text:p text:style-name="P4">qids_sleep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Symptôme « troubles du sommeil » du QIDS <text:line-break/>4 items</text:p>
            <text:p text:style-name="P10">Score allant de 0 à 3</text:p>
          </table:table-cell>
        </table:table-row>
        <table:table-row>
          <table:table-cell table:style-name="Tableau1.A2" office:value-type="string">
            <text:p text:style-name="P4">qids_appetite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Symptôme « troubles de l'appétit et du poids» du QIDS </text:p>
            <text:p text:style-name="P10">4 items</text:p>
            <text:p text:style-name="P10">Score allant de 0 à 3 (erreur)</text:p>
          </table:table-cell>
        </table:table-row>
        <table:table-row>
          <table:table-cell table:style-name="Tableau1.A2" office:value-type="string">
            <text:p text:style-name="P4">qids_psychomotor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Symptôme « troubles psychomoteurs »</text:p>
            <text:p text:style-name="P10">2 items</text:p>
            <text:p text:style-name="P10">Score allant de 0 à 3</text:p>
          </table:table-cell>
        </table:table-row>
        <table:table-row>
          <table:table-cell table:style-name="Tableau1.A2" office:value-type="string">
            <text:p text:style-name="P4">qids_score</text:p>
          </table:table-cell>
          <table:table-cell table:style-name="Tableau1.A2" office:value-type="string">
            <text:p text:style-name="P9">Float </text:p>
          </table:table-cell>
          <table:table-cell table:style-name="Tableau1.C2" office:value-type="string">
            <text:p text:style-name="P10">Echelle évaluant l'intensité d'un épisode dépressif.</text:p>
            <text:p text:style-name="P10">Score variant de 0 à 27</text:p>
          </table:table-cell>
        </table:table-row>
        <table:table-row>
          <table:table-cell table:style-name="Tableau1.A2" office:value-type="string">
            <text:p text:style-name="P4">tci_coop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Coopération (cooperativeness : C)</text:p>
          </table:table-cell>
        </table:table-row>
        <table:table-row>
          <table:table-cell table:style-name="Tableau1.A2" office:value-type="string">
            <text:p text:style-name="P4">tci_harmavoid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Evitement du danger (Harm Aviodance : HA)</text:p>
          </table:table-cell>
        </table:table-row>
        <table:table-row>
          <table:table-cell table:style-name="Tableau1.A2" office:value-type="string">
            <text:p text:style-name="P4">tci_noveltyseek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Recherche de nouveauté (Novelty Seeking : NS)</text:p>
            <text:p text:style-name="P10">score brut (min : 0 ; max : 4710)</text:p>
          </table:table-cell>
        </table:table-row>
        <table:table-row>
          <table:table-cell table:style-name="Tableau1.A2" office:value-type="string">
            <text:p text:style-name="P4">tci_persistence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Persistance (Persistence : P)</text:p>
            <text:p text:style-name="P10">score brut (min : 0 ; max : 894)</text:p>
          </table:table-cell>
        </table:table-row>
        <table:table-row>
          <table:table-cell table:style-name="Tableau1.A2" office:value-type="string">
            <text:p text:style-name="P4">tci_rewarddep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Dépendance à la récompense (Reward Dependance : RD)</text:p>
            <text:p text:style-name="P10">score brut (min : 0 ; max : 2664)</text:p>
          </table:table-cell>
        </table:table-row>
        <table:table-row>
          <table:table-cell table:style-name="Tableau1.A2" office:value-type="string">
            <text:p text:style-name="P4">tci_selfdirect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Détermination (Self-Directedness : SD)</text:p>
            <text:p text:style-name="P10">score brut (min : 0 ; max : <text:soft-page-break/>5099)</text:p>
          </table:table-cell>
        </table:table-row>
        <table:table-row>
          <table:table-cell table:style-name="Tableau1.A2" office:value-type="string">
            <text:p text:style-name="P4">tci_selftranscend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Transcendance (Self-Transcendence : ST)</text:p>
            <text:p text:style-name="P10">score brut (min : 0 ; max : 3727)</text:p>
          </table:table-cell>
        </table:table-row>
        <table:table-row>
          <table:table-cell table:style-name="Tableau1.A2" office:value-type="string">
            <text:p text:style-name="P4">tci_impulsivity_score</text:p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Impulsvité</text:p>
            <text:p text:style-name="P10">(facette 2 de la dimension NS)</text:p>
            <text:p text:style-name="P10">score brut (min : 0 ; max : 1156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-BoldMT" svg:font-family="TimesNewRomanPS-BoldMT"/>
    <style:font-face style:name="sans-serif" svg:font-family="sans-serif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ssima Beddar</meta:initial-creator>
    <meta:creation-date>2020-04-12T14:01:50.08</meta:creation-date>
    <dc:date>2020-05-07T15:47:03.11</dc:date>
    <dc:creator>meyssa beddar</dc:creator>
    <meta:editing-duration>PT5H37M49S</meta:editing-duration>
    <meta:editing-cycles>6</meta:editing-cycles>
    <meta:generator>OpenOffice/4.1.7$Win32 OpenOffice.org_project/417m1$Build-9800</meta:generator>
    <meta:document-statistic meta:table-count="1" meta:image-count="0" meta:object-count="0" meta:page-count="5" meta:paragraph-count="156" meta:word-count="672" meta:character-count="4172"/>
  </office:meta>
</office:document-meta>
</file>